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1in" table:align="left" style:may-break-between-rows="true" table:border-model="collapsing"/>
    </style:style>
    <style:style style:name="Table1.A" style:family="table-column">
      <style:table-column-properties style:column-width="1.6667in"/>
    </style:style>
    <style:style style:name="Table1.B" style:family="table-column">
      <style:table-column-properties style:column-width="1.434in"/>
    </style:style>
    <style:style style:name="Table1.C" style:family="table-column">
      <style:table-column-properties style:column-width="1.5625in"/>
    </style:style>
    <style:style style:name="Table1.E" style:family="table-column">
      <style:table-column-properties style:column-width="0.465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8868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1in" table:align="left" style:may-break-between-rows="true" table:border-model="collapsing"/>
    </style:style>
    <style:style style:name="Table2.A" style:family="table-column">
      <style:table-column-properties style:column-width="1.6667in"/>
    </style:style>
    <style:style style:name="Table2.B" style:family="table-column">
      <style:table-column-properties style:column-width="1.434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2.027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0.8868in"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418d5"/>
    </style:style>
    <style:style style:name="P2" style:family="paragraph" style:parent-style-name="Standard">
      <style:text-properties officeooo:rsid="001418d5" officeooo:paragraph-rsid="001418d5"/>
    </style:style>
    <style:style style:name="P3" style:family="paragraph" style:parent-style-name="Standard">
      <style:text-properties officeooo:rsid="00182eed" officeooo:paragraph-rsid="00182eed"/>
    </style:style>
    <style:style style:name="P4" style:family="paragraph" style:parent-style-name="Standard">
      <style:text-properties officeooo:paragraph-rsid="001a6523"/>
    </style:style>
    <style:style style:name="P5" style:family="paragraph" style:parent-style-name="Standard">
      <style:text-properties officeooo:rsid="001a6523" officeooo:paragraph-rsid="001a6523"/>
    </style:style>
    <style:style style:name="P6" style:family="paragraph" style:parent-style-name="Standard">
      <style:text-properties officeooo:rsid="001a6523" officeooo:paragraph-rsid="001ba19f"/>
    </style:style>
    <style:style style:name="P7" style:family="paragraph" style:parent-style-name="Standard">
      <style:text-properties officeooo:paragraph-rsid="001ba19f"/>
    </style:style>
    <style:style style:name="P8" style:family="paragraph" style:parent-style-name="Standard">
      <style:text-properties officeooo:rsid="001ba19f" officeooo:paragraph-rsid="001ba19f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officeooo:paragraph-rsid="001a6523"/>
    </style:style>
    <style:style style:name="P11" style:family="paragraph" style:parent-style-name="Standard" style:list-style-name="L2">
      <style:text-properties officeooo:rsid="001c84f5" officeooo:paragraph-rsid="001c84f5"/>
    </style:style>
    <style:style style:name="P12" style:family="paragraph" style:parent-style-name="Standard" style:list-style-name="L3">
      <style:text-properties officeooo:rsid="001c84f5" officeooo:paragraph-rsid="001c84f5"/>
    </style:style>
    <style:style style:name="P13" style:family="paragraph" style:parent-style-name="Standard" style:list-style-name="L2">
      <style:text-properties officeooo:rsid="001a6523" officeooo:paragraph-rsid="001a6523"/>
    </style:style>
    <style:style style:name="P14" style:family="paragraph" style:parent-style-name="Standard" style:list-style-name="L5">
      <style:text-properties officeooo:rsid="001a6523" officeooo:paragraph-rsid="001a6523"/>
    </style:style>
    <style:style style:name="P15" style:family="paragraph" style:parent-style-name="Standard" style:list-style-name="L6">
      <style:text-properties officeooo:rsid="001a6523" officeooo:paragraph-rsid="001ba19f"/>
    </style:style>
    <style:style style:name="P16" style:family="paragraph" style:parent-style-name="Standard" style:list-style-name="L7">
      <style:text-properties officeooo:rsid="001a6523" officeooo:paragraph-rsid="001a6523"/>
    </style:style>
    <style:style style:name="P17" style:family="paragraph" style:parent-style-name="Standard" style:list-style-name="L8">
      <style:text-properties officeooo:rsid="001a6523" officeooo:paragraph-rsid="001a6523"/>
    </style:style>
    <style:style style:name="P18" style:family="paragraph" style:parent-style-name="Standard" style:list-style-name="L4"/>
    <style:style style:name="P19" style:family="paragraph" style:parent-style-name="Standard" style:list-style-name="L4">
      <style:text-properties officeooo:paragraph-rsid="001a6523"/>
    </style:style>
    <style:style style:name="P20" style:family="paragraph" style:parent-style-name="Standard" style:list-style-name="L7">
      <style:text-properties officeooo:rsid="001ba19f" officeooo:paragraph-rsid="001ba19f"/>
    </style:style>
    <style:style style:name="P21" style:family="paragraph" style:parent-style-name="Standard" style:list-style-name="L9">
      <style:text-properties officeooo:rsid="001ba19f" officeooo:paragraph-rsid="001ba19f"/>
    </style:style>
    <style:style style:name="P22" style:family="paragraph" style:parent-style-name="Standard" style:list-style-name="L11">
      <style:text-properties officeooo:rsid="001ba19f" officeooo:paragraph-rsid="001ba19f"/>
    </style:style>
    <style:style style:name="P23" style:family="paragraph" style:parent-style-name="Standard" style:list-style-name="L8">
      <style:text-properties officeooo:paragraph-rsid="001a6523"/>
    </style:style>
    <style:style style:name="P24" style:family="paragraph" style:parent-style-name="Standard" style:list-style-name="L10">
      <style:text-properties officeooo:paragraph-rsid="001ba19f"/>
    </style:style>
    <style:style style:name="P25" style:family="paragraph" style:parent-style-name="Standard">
      <style:text-properties officeooo:rsid="00187c25" officeooo:paragraph-rsid="001dd731"/>
    </style:style>
    <style:style style:name="P26" style:family="paragraph" style:parent-style-name="Standard">
      <style:text-properties officeooo:rsid="00143b40" officeooo:paragraph-rsid="001dd731"/>
    </style:style>
    <style:style style:name="P27" style:family="paragraph" style:parent-style-name="Standard">
      <style:paragraph-properties fo:margin-left="0.4925in" fo:text-indent="0in" style:auto-text-indent="false"/>
      <style:text-properties officeooo:rsid="00143b40" officeooo:paragraph-rsid="001dd731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43b40" officeooo:paragraph-rsid="001dd731"/>
    </style:style>
    <style:style style:name="P29" style:family="paragraph" style:parent-style-name="Standard">
      <style:text-properties officeooo:rsid="001bdb34" officeooo:paragraph-rsid="001dd731"/>
    </style:style>
    <style:style style:name="P30" style:family="paragraph" style:parent-style-name="Standard">
      <style:paragraph-properties fo:margin-left="0.4925in" fo:text-indent="0in" style:auto-text-indent="false"/>
      <style:text-properties officeooo:rsid="001bdb34" officeooo:paragraph-rsid="001dd731"/>
    </style:style>
    <style:style style:name="P31" style:family="paragraph" style:parent-style-name="Standard">
      <style:paragraph-properties fo:margin-left="0.4925in" fo:text-indent="0in" style:auto-text-indent="false"/>
      <style:text-properties officeooo:rsid="001ecae0" officeooo:paragraph-rsid="001dd731"/>
    </style:style>
    <style:style style:name="P32" style:family="paragraph" style:parent-style-name="Standard">
      <style:text-properties officeooo:rsid="00150909" officeooo:paragraph-rsid="001dd731"/>
    </style:style>
    <style:style style:name="P33" style:family="paragraph" style:parent-style-name="Standard">
      <style:text-properties officeooo:rsid="0016821d" officeooo:paragraph-rsid="001dd731"/>
    </style:style>
    <style:style style:name="P34" style:family="paragraph" style:parent-style-name="Standard">
      <style:text-properties officeooo:rsid="001752b3" officeooo:paragraph-rsid="001dd731"/>
    </style:style>
    <style:style style:name="P35" style:family="paragraph" style:parent-style-name="Standard">
      <style:text-properties fo:font-weight="bold" officeooo:rsid="00143b40" officeooo:paragraph-rsid="001dd731" style:font-weight-asian="bold" style:font-weight-complex="bold"/>
    </style:style>
    <style:style style:name="P36" style:family="paragraph" style:parent-style-name="Standard">
      <style:text-properties fo:font-weight="bold" officeooo:rsid="001418d5" officeooo:paragraph-rsid="001418d5" style:font-weight-asian="bold" style:font-weight-complex="bold"/>
    </style:style>
    <style:style style:name="P37" style:family="paragraph" style:parent-style-name="Standard">
      <style:paragraph-properties fo:break-before="page"/>
      <style:text-properties fo:font-weight="bold" officeooo:rsid="001418d5" officeooo:paragraph-rsid="001418d5" style:font-weight-asian="bold" style:font-weight-complex="bold"/>
    </style:style>
    <style:style style:name="P38" style:family="paragraph" style:parent-style-name="Standard">
      <style:text-properties fo:font-weight="bold" officeooo:rsid="00182eed" officeooo:paragraph-rsid="00182e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418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e022" officeooo:paragraph-rsid="001418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418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4bf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82e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82e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cc01" officeooo:paragraph-rsid="001418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bf67" officeooo:paragraph-rsid="0014bf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bf67" officeooo:paragraph-rsid="00182e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960cc" officeooo:paragraph-rsid="00196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523" officeooo:paragraph-rsid="001a652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cf0b" officeooo:paragraph-rsid="0018cf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18d5" officeooo:paragraph-rsid="001418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2eed" officeooo:paragraph-rsid="00182e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font-size="10pt" officeooo:paragraph-rsid="001dd731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officeooo:rsid="001418d5"/>
    </style:style>
    <style:style style:name="T3" style:family="text">
      <style:text-properties officeooo:rsid="0014bf67"/>
    </style:style>
    <style:style style:name="T4" style:family="text">
      <style:text-properties officeooo:rsid="0016b0e7"/>
    </style:style>
    <style:style style:name="T5" style:family="text">
      <style:text-properties officeooo:rsid="0018cf0b"/>
    </style:style>
    <style:style style:name="T6" style:family="text">
      <style:text-properties officeooo:rsid="001960cc"/>
    </style:style>
    <style:style style:name="T7" style:family="text">
      <style:text-properties officeooo:rsid="001a6523"/>
    </style:style>
    <style:style style:name="T8" style:family="text">
      <style:text-properties officeooo:rsid="001ba19f"/>
    </style:style>
    <style:style style:name="T9" style:family="text">
      <style:text-properties officeooo:rsid="001c84f5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18cf0b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1ddcc5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officeooo:rsid="001fe60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What I need to worry about</text:p>
      <text:p text:style-name="P26"/>
      <text:p text:style-name="P29"><text:span text:style-name="T13">Discover through L</text:span>iterature Survey</text:p>
      <text:p text:style-name="P29"><text:tab/>AND, XOR, ADD, SUBTRACT – least inexpensive computation?</text:p>
      <text:p text:style-name="P30">Attack vectors</text:p>
      <text:p text:style-name="P31">Keylogger on Linux server</text:p>
      <text:p text:style-name="P27"/>
      <text:p text:style-name="P28">Speed of typing not hampered</text:p>
      <text:p text:style-name="P26">Unauthorized access to key</text:p>
      <text:p text:style-name="P26">Screenshots</text:p>
      <text:p text:style-name="P26">My encryption occurs after keycode is generated. Can attacker access keyboard state at an earlier stage?</text:p>
      <text:p text:style-name="P32">Keylogger decrypted text from window itself</text:p>
      <text:p text:style-name="P32">Keylogger attaching itself to main window</text:p>
      <text:p text:style-name="P33">People that use linux as servers, ssh to it. Host-side windowing system does not come into picture</text:p>
      <text:p text:style-name="P34">Clipboard contents? Data in copy/paste?</text:p>
      <text:p text:style-name="P25">How to work with modifier keys?</text:p>
      <text:p text:style-name="P25"/>
      <text:p text:style-name="P36">Literature Survey</text:p>
      <text:p text:style-name="P2"/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42">Research paper</text:p>
          </table:table-cell>
          <table:table-cell table:style-name="Table1.A1" office:value-type="string">
            <text:p text:style-name="P42">Methodology</text:p>
          </table:table-cell>
          <table:table-cell table:style-name="Table1.A1" office:value-type="string">
            <text:p text:style-name="P42">Assumptions</text:p>
          </table:table-cell>
          <table:table-cell table:style-name="Table1.A1" office:value-type="string">
            <text:p text:style-name="P42">Shortcomings</text:p>
          </table:table-cell>
          <table:table-cell table:style-name="Table1.E1" office:value-type="string">
            <text:p text:style-name="P48">Checked?</text:p>
          </table:table-cell>
        </table:table-row>
        <table:table-row table:style-name="Table1.2">
          <table:table-cell table:style-name="Table1.A2" office:value-type="string">
            <text:p text:style-name="P43">Treat, D. G. (2002). Keyboard encryption. <text:span text:style-name="T1">IEEE Potentials</text:span>, <text:span text:style-name="T1">21</text:span>(3), 40-42.</text:p>
          </table:table-cell>
          <table:table-cell table:style-name="Table1.A2" office:value-type="string">
            <text:p text:style-name="P43">Lists out the ways of encrypting communication between keyboard microcontroller and BIOS chip</text:p>
            <text:p text:style-name="P43">including stream cipher (PRNG <text:s/>XOR Keystroke)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>No implementation, just idea presentation</text:p>
            <text:p text:style-name="P43">Does not talk about encrypting to hide from Software/OS level keyloggers</text:p>
          </table:table-cell>
          <table:table-cell table:style-name="Table1.E2" office:value-type="string">
            <text:p text:style-name="P43">Y</text:p>
          </table:table-cell>
        </table:table-row>
        <table:table-row table:style-name="Table1.2">
          <table:table-cell table:style-name="Table1.A2" office:value-type="string">
            <text:p text:style-name="P39">Olzak, T. (2008). Keystroke logging (keylogging). <text:span text:style-name="T1">Adventures in Security</text:span>, <text:span text:style-name="T1">8</text:span>, 1-6.</text:p>
            <text:p text:style-name="P43"/>
          </table:table-cell>
          <table:table-cell table:style-name="Table1.A2" office:value-type="string">
            <text:p text:style-name="P43">Keylogging applications use hooking mechanism. It is packages as executable or DLL.</text:p>
            <text:p text:style-name="P43">Kernel-based (installed as rootkit, difficult to detect) keyloggers replace keyboard device drivers that interprets keystrokes.</text:p>
            <text:p text:style-name="P44">A hardware keylogger is a circuit located between the keyboard and the computer <text:span text:style-name="T2">is invisible to anti-malware software</text:span>.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9">Y</text:p>
          </table:table-cell>
        </table:table-row>
        <table:table-row table:style-name="Table1.2">
          <table:table-cell table:style-name="Table1.A2" office:value-type="string">
            <text:p text:style-name="P39">Croock, M. S. (2022). Keyboard Encryption Algorithm Based on Software Engineering Security. <text:span text:style-name="T1">International Journal of Computing and Digital Systems</text:span>, <text:span text:style-name="T1">11</text:span>(1), 1309-1317.</text:p>
            <text:p text:style-name="P39"/>
          </table:table-cell>
          <table:table-cell table:style-name="Table1.A2" office:value-type="string">
            <text:p text:style-name="P45"><text:span text:style-name="T3">Focuses more on the proposed algorithm. ie. Random interleaving on bits of ASCII code, and XOR with itself using right circular shift.</text:span> The same steps were</text:p>
            <text:p text:style-name="P43">adopted in the decryption process, in <text:soft-page-break/>which the same initial</text:p>
            <text:p text:style-name="P43">ASCII code is returned back. </text:p>
            <text:p text:style-name="P49">Is lightweight, computationally inexpensive and boasts speedy encryption/decryption time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9">Does not discuss where the keylogger fails because of this encryption.</text:p>
            <text:p text:style-name="P49">Does not implement it in real </text:p>
          </table:table-cell>
          <table:table-cell table:style-name="Table1.E2" office:value-type="string">
            <text:p text:style-name="P49">Y</text:p>
          </table:table-cell>
        </table:table-row>
        <table:table-row table:style-name="Table1.2">
          <table:table-cell table:style-name="Table1.A2" office:value-type="string">
            <text:p text:style-name="P39">Ali, T. O., Awadelseed, O. S., &amp; Eldewahi, A. E. (2016, February). Random multiple layouts: Keylogger prevention technique. In <text:span text:style-name="T1">2016 Conference of Basic Sciences and Engineering Studies (SGCAC)</text:span> (pp. 1-5). IEEE.</text:p>
            <text:p text:style-name="P39"/>
          </table:table-cell>
          <table:table-cell table:style-name="Table1.A2" office:value-type="string">
            <text:p text:style-name="P51">Prevents kernel, and user level keylogger.</text:p>
            <text:p text:style-name="P45">Using MSKLC, <text:span text:style-name="T6">m</text:span>eaningless symbols have been assigned to each single key on the keyboard, except the control keys.</text:p>
            <text:p text:style-name="P51">The layouts are shuffled.</text:p>
            <text:p text:style-name="P51">When a user types, keylogger will see meaningless symbols wheras actual application window will get true characters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51">Does not talk about how decryption is taking place</text:p>
            <text:p text:style-name="P51">Does not mention cryptographic strength of the algorithm.</text:p>
            <text:p text:style-name="P52">Scancodes and keycodes vulnerable ie. does not cover keyboard drivers.</text:p>
            <text:p text:style-name="P52">Additional power required in creating layouts?</text:p>
          </table:table-cell>
          <table:table-cell table:style-name="Table1.E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39">David Cardoso, "ENCRYPTED KEYBOARD," U.S. Patent 20070143593,</text:p>
            <text:p text:style-name="P39">June 21, 2007.</text:p>
          </table:table-cell>
          <table:table-cell table:style-name="Table1.A2" office:value-type="string">
            <text:p text:style-name="P56"><text:span text:style-name="T11">Encrypts key</text:span><text:span text:style-name="T12">c</text:span><text:span text:style-name="T11">ode, stores </text:span><text:span text:style-name="T12">cipher </text:span><text:span text:style-name="T11">key </text:span><text:span text:style-name="T12">somewhere, </text:span><text:span text:style-name="T11">sends it through secure channel, decrypts cipher before sending it to application.</text:span>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53">No analysis of attack vectors prevented</text:p>
            <text:p text:style-name="P53">No implementation</text:p>
            <text:p text:style-name="P53">No technical depth</text:p>
            <text:p text:style-name="P53">No explanation of computation time</text:p>
            <text:p text:style-name="P53">Rolling key function. Perhaps key has to be successively generated?</text:p>
            <text:p text:style-name="P53">No certain encryption algo used. Just mentioned x can be used.</text:p>
            <text:p text:style-name="P53"><text:s/></text:p>
          </table:table-cell>
          <table:table-cell table:style-name="Table1.E2" office:value-type="string">
            <text:p text:style-name="P53">Y</text:p>
          </table:table-cell>
        </table:table-row>
      </table:table>
      <text:p text:style-name="P1"><text:s/></text:p>
      <text:p text:style-name="P1"/>
      <text:p text:style-name="P1"/>
      <text:p text:style-name="P38">Existing <text:span text:style-name="T7">Products</text:span></text:p>
      <text:p text:style-name="P3"/>
      <text:list xml:id="list1413260358" text:style-name="L2">
        <text:list-item>
          <text:p text:style-name="P9">Zemana AntiLogger</text:p>
          <text:p text:style-name="P11">No in depth detail of how it works.</text:p>
        </text:list-item>
      </text:list>
      <text:list text:style-name="L3">
        <text:list-item>
          <text:p text:style-name="P12">Protects every application on your computer, and not just your web browser</text:p>
        </text:list-item>
        <text:list-item>
          <text:p text:style-name="P12">Stops keyloggers by scrambling every key that you type instantly, quietly, effective, in the background<text:line-break/></text:p>
        </text:list-item>
      </text:list>
      <text:list xml:id="list124533131706247" text:continue-list="list1413260358" text:style-name="L2">
        <text:list-header>
          <text:p text:style-name="P9"/>
        </text:list-header>
        <text:list-item>
          <text:p text:style-name="P9">GuardedID - <text:span text:style-name="T5">C</text:span>urrently available only for internet explorer browser, and it does not work with pop-up boxes that do not contain HTML forms</text:p>
          <text:p text:style-name="P13">Prevents browser from intercepting keystrokes</text:p>
          <text:p text:style-name="P13"/>
        </text:list-item>
        <text:list-item>
          <text:p text:style-name="P9">KeyScrambler</text:p>
          <text:p text:style-name="P9"><text:a xlink:type="simple" xlink:href="https://www.techrepublic.com/article/keyscrambler-how-keystroke-encryption-works-to-thwart-keylogging-threats/" text:style-name="Internet_20_link" text:visited-style-name="Visited_20_Internet_20_Link">https://www.techrepublic.com/article/keyscrambler-how-keystroke-encryption-works-to-thwart-keylogging-threats/</text:a></text:p>
        </text:list-item>
      </text:list>
      <text:p text:style-name="Standard"><text:soft-page-break/><text:tab/></text:p>
      <text:p text:style-name="Standard"><text:tab/><text:span text:style-name="T7">Does everything my idea is supposed to do but in windows</text:span></text:p>
      <text:list text:style-name="L4">
        <text:list-item>
          <text:p text:style-name="P18"><text:span text:style-name="T7">T</text:span>akes analogy of SSL/TSL.</text:p>
        </text:list-item>
        <text:list-item>
          <text:p text:style-name="P18">Intercepts keystrokes at lowest level possible</text:p>
        </text:list-item>
        <text:list-item>
          <text:p text:style-name="P18">Encrypts it <text:span text:style-name="T7">into a different character</text:span></text:p>
        </text:list-item>
        <text:list-item>
          <text:p text:style-name="P19">Sends it to active application windo<text:span text:style-name="T7">w</text:span></text:p>
        </text:list-item>
        <text:list-item>
          <text:p text:style-name="P19">Decrypts right before application window receives it</text:p>
        </text:list-item>
        <text:list-item>
          <text:p text:style-name="P19"><text:span text:style-name="T9">E</text:span>ncrypts your Windows Logons</text:p>
          <text:p text:style-name="P19"/>
        </text:list-item>
      </text:list>
      <text:p text:style-name="P5"><text:tab/>Methodology</text:p>
      <text:list text:style-name="L5">
        <text:list-item>
          <text:p text:style-name="P14">Implements both standard symmetric-key encryption (Blowfish 128-bit) and asymmetric-key encryption (RSA 1024-bit) for strong protection.</text:p>
        </text:list-item>
        <text:list-item>
          <text:p text:style-name="P14">Encryption happens in low level kernel driver</text:p>
        </text:list-item>
        <text:list-item>
          <text:p text:style-name="P14">Decryption only occurs inside protected applications</text:p>
        </text:list-item>
      </text:list>
      <text:p text:style-name="P5"/>
      <text:p text:style-name="P6"><text:tab/>Shortcomings discovered -</text:p>
      <text:list text:style-name="L6">
        <text:list-item>
          <text:p text:style-name="P15">Does not prevent keyloggers from reading HTML forms</text:p>
        </text:list-item>
        <text:list-item>
          <text:p text:style-name="P15">No screenlogger defense </text:p>
        </text:list-item>
      </text:list>
      <text:list text:style-name="L7">
        <text:list-item>
          <text:p text:style-name="P16">Supposed to work with 70+ and all major apps (about 400+) ie. it is not general enough to work with all apps</text:p>
          <text:p text:style-name="P20">Encrypts only predefined list of applications</text:p>
        </text:list-item>
        <text:list-item>
          <text:p text:style-name="P16">For Windows</text:p>
          <text:p text:style-name="P16"/>
        </text:list-item>
      </text:list>
      <text:p text:style-name="P5"/>
      <text:list xml:id="list124532669329058" text:continue-list="list124533131706247" text:style-name="L2">
        <text:list-item>
          <text:p text:style-name="P10">SpyShelter Anti-Keylogger</text:p>
        </text:list-item>
      </text:list>
      <text:p text:style-name="P5"><text:tab/>Methodology</text:p>
      <text:list text:style-name="L8">
        <text:list-item>
          <text:p text:style-name="P23"><text:span text:style-name="T7">E</text:span>ncrypts keystrokes of all applications, regardless of the operating system language.</text:p>
        </text:list-item>
        <text:list-item>
          <text:p text:style-name="P23">Every Keystroke is encrypted on Windows Kernel level and sent via safe tunnel only to this <text:tab/>application, on which your keyboard is focused. </text:p>
        </text:list-item>
        <text:list-item>
          <text:p text:style-name="P23">It locks out other applications from capturing those encrypted keystrokes. Once encrypted keystrokes reach the target window, they are being decrypted. </text:p>
        </text:list-item>
        <text:list-item>
          <text:p text:style-name="P23"><text:span text:style-name="T7">N</text:span>o notic<text:span text:style-name="T7">able</text:span> input lag.</text:p>
        </text:list-item>
        <text:list-item>
          <text:p text:style-name="P17">Also stops suspicious applications from taking screenshots</text:p>
        </text:list-item>
      </text:list>
      <text:p text:style-name="P5"/>
      <text:p text:style-name="P8"><text:tab/>Shortcomings</text:p>
      <text:list text:style-name="L9">
        <text:list-item>
          <text:p text:style-name="P21">For Windows</text:p>
        </text:list-item>
      </text:list>
      <text:p text:style-name="P4"/>
      <text:list text:continue-list="list124532669329058" text:style-name="L2">
        <text:list-item>
          <text:p text:style-name="P9">NextGen AntiKeylogger</text:p>
        </text:list-item>
      </text:list>
      <text:p text:style-name="P8"><text:tab/>Methodology</text:p>
      <text:list text:style-name="L10">
        <text:list-item>
          <text:p text:style-name="P24"><text:span text:style-name="T8">I</text:span>ntercepts keystrokes at the lowest possible level</text:p>
        </text:list-item>
        <text:list-item>
          <text:p text:style-name="P24"><text:span text:style-name="T8">E</text:span>ncrypts them and sends via its own protected path directly into the protected application. </text:p>
        </text:list-item>
      </text:list>
      <text:p text:style-name="P7"/>
      <text:p text:style-name="P8"><text:tab/>Shortcomings</text:p>
      <text:list text:style-name="L11">
        <text:list-item>
          <text:p text:style-name="P22">Encrypts only predefined list of applications</text:p>
        </text:list-item>
        <text:list-item>
          <text:p text:style-name="P22">For Windows</text:p>
        </text:list-item>
      </text:list>
      <text:p text:style-name="P1"/>
      <text:p text:style-name="P2"/>
      <text:p text:style-name="P37">Irrelevant Papers</text:p>
      <text:p text:style-name="P2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>Research paper</text:p>
          </table:table-cell>
          <table:table-cell table:style-name="Table2.A1" office:value-type="string">
            <text:p text:style-name="P42">Methodology</text:p>
          </table:table-cell>
          <table:table-cell table:style-name="Table2.A1" office:value-type="string">
            <text:p text:style-name="P42">Assumptions</text:p>
          </table:table-cell>
          <table:table-cell table:style-name="Table2.D1" office:value-type="string">
            <text:p text:style-name="P42">Shortcomings</text:p>
          </table:table-cell>
        </table:table-row>
        <table:table-row table:style-name="Table2.2">
          <table:table-cell table:style-name="Table2.A2" office:value-type="string">
            <text:p text:style-name="P40">Rai, S., Choubey, V., &amp; Garg, P. (2022, July). A Systematic Review of Encryption and Keylogging for Computer System Security. In <text:span text:style-name="T1">2022 Fifth International Conference on Computational Intelligence and Communication Technologies (CCICT)</text:span> (pp. 157-163). IEEE.</text:p>
            <text:p text:style-name="P44"/>
          </table:table-cell>
          <table:table-cell table:style-name="Table2.A2" office:value-type="string">
            <text:p text:style-name="P54">A simple survey on keylogger and encryption as individual components.</text:p>
          </table:table-cell>
          <table:table-cell table:style-name="Table2.A2" office:value-type="string">
            <text:p text:style-name="P44"/>
          </table:table-cell>
          <table:table-cell table:style-name="Table2.D2" office:value-type="string">
            <text:p text:style-name="P44"/>
          </table:table-cell>
        </table:table-row>
        <table:table-row table:style-name="Table2.2">
          <table:table-cell table:style-name="Table2.A2" office:value-type="string">
            <text:p text:style-name="P40">Whiskerd, N., Körtge, N., Jürgens, K., Lamshöft, K., Ezennaya-Gomez, S., Vielhauer, C., ... &amp; Hildebrandt, M. (2020). Keystroke biometrics in the encrypted domain: a first study on search suggestion functions of web search engines. <text:span text:style-name="T1">EURASIP Journal on Information Security</text:span>, <text:span text:style-name="T1">2020</text:span>(1), 1-16.</text:p>
            <text:p text:style-name="P40"/>
          </table:table-cell>
          <table:table-cell table:style-name="Table2.A2" office:value-type="string">
            <text:p text:style-name="P49">Interesting but unrelated to area of research. </text:p>
            <text:p text:style-name="P49">Privacy problems on Search Suggestion Functions </text:p>
          </table:table-cell>
          <table:table-cell table:style-name="Table2.A2" office:value-type="string">
            <text:p text:style-name="P44"/>
          </table:table-cell>
          <table:table-cell table:style-name="Table2.D2" office:value-type="string">
            <text:p text:style-name="P44"/>
          </table:table-cell>
        </table:table-row>
        <table:table-row table:style-name="Table2.2">
          <table:table-cell table:style-name="Table2.A2" office:value-type="string">
            <text:p text:style-name="P40">Newlin, M. (2016). MouseJack, KeySniffer and Beyond: Keystroke Sniffing and Injection Vulnerabilities in 2.4 GHz Wireless Mice and Keyboards. <text:span text:style-name="T1">DEFCON</text:span>.</text:p>
            <text:p text:style-name="P40"/>
          </table:table-cell>
          <table:table-cell table:style-name="Table2.A2" office:value-type="string">
            <text:p text:style-name="P49">A survey on vendor side wireless peripheral vulnerabilities</text:p>
          </table:table-cell>
          <table:table-cell table:style-name="Table2.A2" office:value-type="string">
            <text:p text:style-name="P44"/>
          </table:table-cell>
          <table:table-cell table:style-name="Table2.D2" office:value-type="string">
            <text:p text:style-name="P44"/>
          </table:table-cell>
        </table:table-row>
        <table:table-row table:style-name="Table2.2">
          <table:table-cell table:style-name="Table2.A2" office:value-type="string">
            <text:p text:style-name="P39">Srivastava, M., Kumari, A., Dwivedi, K. K., Jain, S., &amp; Saxena, V. (2021, October). Analysis and Implementation of Novel Keylogger Technique. In <text:span text:style-name="T1">2021 5th International Conference on Information Systems and Computer Networks (ISCON)</text:span> (pp. 1-6). IEEE.</text:p>
            <text:p text:style-name="P39"/>
          </table:table-cell>
          <table:table-cell table:style-name="Table2.D2" table:number-columns-spanned="3" office:value-type="string">
            <text:p text:style-name="P55">Simply does white space encoding of log file.</text:p>
            <text:p text:style-name="P55"/>
            <text:p text:style-name="P50">Keylogger Categories</text:p>
            <text:list text:style-name="L1">
              <text:list-item>
                <text:p text:style-name="P46">Software-based </text:p>
              </text:list-item>
              <text:list-item>
                <text:p text:style-name="P46">Hypervisor-based</text:p>
              </text:list-item>
              <text:list-item>
                <text:p text:style-name="P46">Kernel-based</text:p>
              </text:list-item>
              <text:list-item>
                <text:p text:style-name="P46">Memory Injection based: <text:span text:style-name="T3">substitute memory tables linked with application functions. Place memory tables or push it directly in the memory eg. Trojans like Zeus, SpyEye</text:span></text:p>
              </text:list-item>
            </text:list>
            <text:p text:style-name="P47">Traditional keyloggers <text:span text:style-name="T4">store </text:span>only the keystrokes. <text:span text:style-name="T4">Newer</text:span> keylogger<text:span text:style-name="T4">s</text:span> also captures the running application, <text:span text:style-name="T4">mac address, ip address etc.</text:span></text:p>
            <text:p text:style-name="P47"/>
            <text:p text:style-name="P55"/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1">Norman, K. R. (2006). <text:span text:style-name="T1">Encryption of Computer Peripheral Devices</text:span>. Brigham Young University.</text:p>
            <text:p text:style-name="P41"/>
          </table:table-cell>
          <table:table-cell table:style-name="Table2.A2" office:value-type="string">
            <text:p text:style-name="P55">Inaccessible</text:p>
          </table:table-cell>
          <table:table-cell table:style-name="Table2.A2" office:value-type="string">
            <text:p text:style-name="P44"/>
          </table:table-cell>
          <table:table-cell table:style-name="Table2.D2" office:value-type="string">
            <text:p text:style-name="P4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6:34:13.921029815</meta:creation-date>
    <dc:date>2023-09-06T12:45:32.448026972</dc:date>
    <meta:editing-duration>P1DT10H20M42S</meta:editing-duration>
    <meta:editing-cycles>14</meta:editing-cycles>
    <meta:generator>LibreOffice/7.6.0.3$Linux_X86_64 LibreOffice_project/60$Build-3</meta:generator>
    <meta:print-date>2023-09-06T11:48:13.973153663</meta:print-date>
    <meta:printed-by>PDF files</meta:printed-by>
    <meta:document-statistic meta:table-count="2" meta:image-count="0" meta:object-count="0" meta:page-count="4" meta:paragraph-count="127" meta:word-count="1031" meta:character-count="7038" meta:non-whitespace-character-count="6142"/>
  </office:meta>
</office:document-meta>
</file>